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3pt" fo:font-weight="bold" style:font-size-asian="13pt" style:font-weight-asian="bold" style:font-size-complex="13pt"/>
    </style:style>
    <style:style style:name="P3" style:family="paragraph" style:parent-style-name="Standard">
      <style:text-properties style:font-name="Calibri" fo:font-size="13pt" fo:font-weight="bold" style:font-name-asian="Times New Roman1" style:font-size-asian="13pt" style:font-weight-asian="bold" style:font-size-complex="13pt"/>
    </style:style>
    <style:style style:name="P4" style:family="paragraph" style:parent-style-name="Standard">
      <style:text-properties style:font-name="Calibri" fo:font-size="13pt" fo:font-weight="bold" style:font-name-asian="Times New Roman1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Calibri" fo:font-size="13pt" fo:font-style="italic" fo:font-weight="bold" style:font-name-asian="Times New Roman1" style:font-size-asian="13pt" style:font-style-asian="italic" style:font-weight-asian="bold" style:font-size-complex="13pt"/>
    </style:style>
    <style:style style:name="P6" style:family="paragraph" style:parent-style-name="Standard">
      <style:text-properties style:font-name="Calibri" fo:font-size="13pt" style:font-name-asian="Times New Roman1" style:font-size-asian="13pt" style:font-size-complex="13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26cm solid #00000a"/>
      <style:text-properties style:font-name="Calibri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style:font-name="Calibri" fo:font-size="13pt" style:font-name-asian="Times New Roman1" style:font-size-asian="13pt" style:font-size-complex="13pt"/>
    </style:style>
    <style:style style:name="P9" style:family="paragraph" style:parent-style-name="Standard">
      <style:paragraph-properties fo:margin-left="1.27cm" fo:margin-right="0cm" fo:text-indent="0cm" style:auto-text-indent="false"/>
    </style:style>
    <style:style style:name="P10" style:family="paragraph" style:parent-style-name="Standard">
      <style:paragraph-properties fo:margin-left="2.54cm" fo:margin-right="0cm" fo:text-indent="0cm" style:auto-text-indent="false"/>
    </style:style>
    <style:style style:name="P11" style:family="paragraph" style:parent-style-name="Standard">
      <style:paragraph-properties fo:margin-left="0.667cm" fo:margin-right="0cm" fo:text-indent="0cm" style:auto-text-indent="false"/>
      <style:text-properties fo:color="#0000ff" style:font-name="Calibri"/>
    </style:style>
    <style:style style:name="P12" style:family="paragraph" style:parent-style-name="Standard">
      <style:paragraph-properties fo:margin-left="0.751cm" fo:margin-right="0cm" fo:text-indent="-0.751cm" style:auto-text-indent="false"/>
    </style:style>
    <style:style style:name="P13" style:family="paragraph" style:parent-style-name="UP_20_Section_20_Heading">
      <style:text-properties style:font-name="Calibri" fo:font-weight="normal" style:font-name-asian="Times New Roman1" style:font-weight-asian="normal" style:font-size-complex="13pt"/>
    </style:style>
    <style:style style:name="P14" style:family="paragraph" style:parent-style-name="UP_20_Paper_20_Title">
      <style:text-properties style:font-name="Calibri" fo:font-size="13pt" style:font-size-asian="13pt" style:font-size-complex="13pt"/>
    </style:style>
    <style:style style:name="P15" style:family="paragraph" style:parent-style-name="UP_20_Paper_20_Title">
      <style:text-properties fo:color="#0000ff" style:font-name="Calibri" fo:font-size="13pt" style:font-size-asian="13pt" style:font-size-complex="13pt"/>
    </style:style>
    <style:style style:name="P16" style:family="paragraph" style:parent-style-name="Header">
      <style:paragraph-properties fo:text-align="end" style:justify-single-word="false"/>
      <style:text-properties fo:color="#a6a6a6" style:font-name="Calibri"/>
    </style:style>
    <style:style style:name="P17" style:family="paragraph" style:parent-style-name="UP_20_Section_20_Heading">
      <style:text-properties style:font-name="Calibri"/>
    </style:style>
    <style:style style:name="P18" style:family="paragraph" style:parent-style-name="UP_20_Section_20_Heading">
      <style:text-properties style:font-name="Calibri" style:font-name-asian="Times New Roman1" style:font-size-complex="13pt"/>
    </style:style>
    <style:style style:name="P19" style:family="paragraph" style:parent-style-name="Standard" style:master-page-name="Standard">
      <style:paragraph-properties style:page-number="auto"/>
      <style:text-properties style:font-name="Calibri" fo:font-size="13pt" fo:font-weight="bold" style:font-size-asian="13pt" style:font-weight-asian="bold" style:font-size-complex="13pt"/>
    </style:style>
    <style:style style:name="P20" style:family="paragraph" style:parent-style-name="Standard">
      <style:text-properties style:font-name="Calibri"/>
    </style:style>
    <style:style style:name="P21" style:family="paragraph" style:parent-style-name="Standard">
      <style:text-properties style:font-name="Calibri" fo:font-size="13pt" fo:font-weight="bold" style:font-size-asian="13pt" style:font-weight-asian="bold" style:font-size-complex="13pt"/>
    </style:style>
    <style:style style:name="P22" style:family="paragraph" style:parent-style-name="Standard">
      <style:text-properties style:font-name="Calibri" fo:font-size="13pt" fo:font-weight="bold" style:font-name-asian="Times New Roman1" style:font-size-asian="13pt" style:font-weight-asian="bold" style:font-size-complex="13pt"/>
    </style:style>
    <style:style style:name="P23" style:family="paragraph" style:parent-style-name="Standard">
      <style:text-properties style:font-name="Calibri" fo:font-size="13pt" fo:font-style="italic" fo:font-weight="bold" style:font-name-asian="Times New Roman1" style:font-size-asian="13pt" style:font-style-asian="italic" style:font-weight-asian="bold" style:font-size-complex="13pt"/>
    </style:style>
    <style:style style:name="P24" style:family="paragraph" style:parent-style-name="Standard">
      <style:text-properties fo:color="#0000ff" style:font-name="Calibri"/>
    </style:style>
    <style:style style:name="P25" style:family="paragraph" style:parent-style-name="Standard">
      <style:text-properties fo:color="#0000ff" style:font-name="Calibri" fo:font-size="13pt" style:font-name-asian="Times New Roman1" style:font-size-asian="13pt" style:font-size-complex="13pt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style:font-name="Calibri" fo:font-size="13pt" fo:font-weight="bold" style:font-name-asian="Times New Roman1" style:font-size-asian="13pt" style:font-weight-asian="bold" style:font-size-complex="13pt"/>
    </style:style>
    <style:style style:name="T1" style:family="text">
      <style:text-properties style:font-name="Calibri"/>
    </style:style>
    <style:style style:name="T2" style:family="text">
      <style:text-properties style:font-name="Calibri" fo:font-size="13pt" fo:font-weight="bold" style:font-name-asian="Times New Roman1" style:font-size-asian="13pt" style:font-weight-asian="bold" style:font-size-complex="13pt"/>
    </style:style>
    <style:style style:name="T3" style:family="text">
      <style:text-properties style:font-name="Calibri" fo:font-size="13pt" style:font-name-asian="Times New Roman1" style:font-size-asian="13pt" style:font-size-complex="13pt"/>
    </style:style>
    <style:style style:name="T4" style:family="text">
      <style:text-properties style:font-name="Calibri" fo:font-size="13pt" fo:font-style="italic" fo:font-weight="bold" style:font-name-asian="Times New Roman1" style:font-size-asian="13pt" style:font-style-asian="italic" style:font-weight-asian="bold" style:font-size-complex="13pt"/>
    </style:style>
    <style:style style:name="T5" style:family="text">
      <style:text-properties style:font-name="Calibri" fo:font-weight="normal" style:font-name-asian="Times New Roman1" style:font-weight-asian="normal" style:font-size-complex="13pt"/>
    </style:style>
    <style:style style:name="T6" style:family="text">
      <style:text-properties fo:color="#0000ff" style:font-name="Calibri"/>
    </style:style>
    <style:style style:name="T7" style:family="text">
      <style:text-properties fo:color="#0000ff" style:font-name="Calibri" fo:font-size="13pt" style:font-name-asian="Times New Roman1" style:font-size-asian="13pt" style:font-size-complex="13pt"/>
    </style:style>
    <style:style style:name="T8" style:family="text">
      <style:text-properties fo:color="#0000ff" style:font-name="Calibri" fo:font-size="13pt" fo:font-style="italic" fo:font-weight="bold" style:font-name-asian="Times New Roman1" style:font-size-asian="13pt" style:font-style-asian="italic" style:font-weight-asian="bold" style:font-size-complex="13pt"/>
    </style:style>
    <style:style style:name="T9" style:family="text">
      <style:text-properties fo:color="#0000ff" style:font-name="Calibri" fo:font-style="italic" style:font-style-asian="italic"/>
    </style:style>
    <style:style style:name="T10" style:family="text">
      <style:text-properties fo:color="#0000ff" style:font-name="Calibri" fo:font-style="italic" fo:font-weight="normal" style:font-style-asian="italic" style:font-weight-asian="normal"/>
    </style:style>
    <style:style style:name="T11" style:family="text">
      <style:text-properties fo:color="#0000ff" style:font-name="Calibri" fo:font-weight="normal" style:font-weight-asian="normal"/>
    </style:style>
    <style:style style:name="T12" style:family="text">
      <style:text-properties fo:color="#0000ff" style:font-name="Calibri" fo:font-weight="normal" style:font-name-asian="Times New Roman1" style:font-weight-asian="normal" style:font-size-complex="13pt"/>
    </style:style>
    <style:style style:name="T13" style:family="text">
      <style:text-properties fo:color="#0000ff" style:font-name-asian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oftware paper for submission to the Journal of Open Research Software</text:p>
      <text:p text:style-name="P1"/>
      <text:p text:style-name="P1">To complete this template, please replace the blue text with your own. The paper has three main sections: (1) Overview; (2) Availability; (3) Reuse potential.</text:p>
      <text:p text:style-name="P1"/>
      <text:p text:style-name="P1">Please submit the completed paper to: editor.jors@ubiquitypress.com</text:p>
      <text:p text:style-name="P7"/>
      <text:p text:style-name="P1"/>
      <text:p text:style-name="P2">(1) Overview</text:p>
      <text:p text:style-name="P2"/>
      <text:p text:style-name="P14">Title</text:p>
      <text:p text:style-name="P15">The title of the software paper should focus on the software, e.g. “Text mining software from the X project”. If the software is closely linked to a specific research paper, then “Software from Paper Title” is appropriate.</text:p>
      <text:p text:style-name="P1"/>
      <text:p text:style-name="P17">Paper Authors</text:p>
      <text:p text:style-name="Standard"><text:span text:style-name="T6">1. Last name, first name; </text:span><text:span text:style-name="T9">(Lead/corresponding author first)</text:span></text:p>
      <text:p text:style-name="Standard"><text:span text:style-name="T6">2. Last name, first name; </text:span><text:span text:style-name="T9">etc.</text:span></text:p>
      <text:p text:style-name="P1"/>
      <text:p text:style-name="P17">Paper Author Roles and Affiliations</text:p>
      <text:p text:style-name="P24">1. First author role and affiliation</text:p>
      <text:p text:style-name="Standard"><text:span text:style-name="T6">2. Second author role and affiliation </text:span><text:span text:style-name="T9">etc.</text:span></text:p>
      <text:p text:style-name="P1"/>
      <text:p text:style-name="P17">Abstract</text:p>
      <text:p text:style-name="P24">A short (ca. 100 word) summary of the software being described: what problem the software addresses, how it was implemented and architected, where it is stored, and its reuse potential.</text:p>
      <text:p text:style-name="P1"/>
      <text:p text:style-name="P17">Keywords<text:bookmark text:name="_GoBack"/></text:p>
      <text:p text:style-name="UP_20_Section_20_Heading"><text:span text:style-name="T11">keyword 1; keyword 2; </text:span><text:span text:style-name="T10">etc.</text:span></text:p>
      <text:p text:style-name="P13"/>
      <text:p text:style-name="P18">Introduction </text:p>
      <text:p text:style-name="UP_20_Section_20_Heading"><text:span text:style-name="T12">An overview of the software, how it was produced, and the research for which it has been used, including references to relevant research articles.</text:span><text:span text:style-name="T5"> </text:span></text:p>
      <text:p text:style-name="P3"/>
      <text:p text:style-name="P3">Implementation and architecture</text:p>
      <text:p text:style-name="P25">How the software was implemented, with details of the architecture where relevant. Use of relevant UML diagrams may be appropriate. Please also describe any variants and associated implementation differences.</text:p>
      <text:p text:style-name="P3"/>
      <text:p text:style-name="P3">Quality control </text:p>
      <text:p text:style-name="Standard"><text:soft-page-break/><text:span text:style-name="T7">Detail the level of testing that has been carried out on the code (e.g. unit, functional, load etc.), and in which environments.</text:span><text:span text:style-name="T3"> </text:span></text:p>
      <text:p text:style-name="P3"/>
      <text:p text:style-name="P3">(2) Availability </text:p>
      <text:p text:style-name="P5"/>
      <text:p text:style-name="P5">Operating system</text:p>
      <text:p text:style-name="P25">Please include minimum version compatibility.</text:p>
      <text:p text:style-name="P5"/>
      <text:p text:style-name="P5">Programming language</text:p>
      <text:p text:style-name="P25">Please include minimum version compatibility.</text:p>
      <text:p text:style-name="P6"/>
      <text:p text:style-name="P5">Additional system requirements</text:p>
      <text:p text:style-name="P25">E.g. memory, disk space, processor, input devices, output devices.</text:p>
      <text:p text:style-name="P5"/>
      <text:p text:style-name="P5">Dependencies</text:p>
      <text:p text:style-name="P25">E.g. libraries, frameworks, incl. minimum version compatibility.</text:p>
      <text:p text:style-name="P6"/>
      <text:p text:style-name="P5">List of contributors</text:p>
      <text:p text:style-name="P24">Please list anyone who helped to create the software (who may also not be an author of this paper), including their roles and affiliations.</text:p>
      <text:p text:style-name="P8"/>
      <text:p text:style-name="P5">Software location:</text:p>
      <text:p text:style-name="P9"><text:span text:style-name="T4">Archive</text:span><text:span text:style-name="T3"> (e.g. institutional repository, general repository) (required) </text:span></text:p>
      <text:p text:style-name="P10"><text:span text:style-name="T4">Name:</text:span><text:span text:style-name="T3"> T</text:span><text:span text:style-name="T7">he name of the archive</text:span></text:p>
      <text:p text:style-name="P10"><text:span text:style-name="T4">Persistent identifier:</text:span><text:span text:style-name="T3"> </text:span><text:span text:style-name="T7">e.g. DOI, handle, PURL, etc.</text:span></text:p>
      <text:p text:style-name="P10"><text:span text:style-name="T4">Licence: </text:span><text:span text:style-name="T7">Open license under which the software is licensed</text:span></text:p>
      <text:p text:style-name="P10"><text:span text:style-name="T4">Publisher</text:span><text:span text:style-name="T8">: </text:span><text:span text:style-name="T7">Name of the person who deposited the software</text:span></text:p>
      <text:p text:style-name="P10"><text:span text:style-name="T4">Date published: </text:span><text:span text:style-name="T7">dd/mm/yy</text:span></text:p>
      <text:p text:style-name="P9"><text:span text:style-name="T2">Code repository</text:span><text:span text:style-name="T3"> (e.g. SourceForge, GitHub etc.) (optional) </text:span></text:p>
      <text:p text:style-name="P10"><text:span text:style-name="T4">Name:</text:span><text:span text:style-name="T3"> T</text:span><text:span text:style-name="T7">he name of the code repository</text:span></text:p>
      <text:p text:style-name="P10"><text:span text:style-name="T4">Identifier:</text:span><text:span text:style-name="T3"> </text:span><text:span text:style-name="T7">The identifier (or URI) used by the repository </text:span></text:p>
      <text:p text:style-name="P10"><text:span text:style-name="T4">Licence: </text:span><text:span text:style-name="T7">Open license under which the software is licensed</text:span></text:p>
      <text:p text:style-name="P10"><text:span text:style-name="T4">Date published: </text:span><text:span text:style-name="T7">dd/mm/yy</text:span></text:p>
      <text:p text:style-name="P26">Emulation environment </text:p>
      <text:p text:style-name="P10"><text:span text:style-name="T4">Name:</text:span><text:span text:style-name="T3"> T</text:span><text:span text:style-name="T7">he name of the emulation environment</text:span></text:p>
      <text:p text:style-name="P10"><text:span text:style-name="T4">Identifier:</text:span><text:span text:style-name="T3"> </text:span><text:span text:style-name="T7">The identifier (or URI) used by the emulator</text:span></text:p>
      <text:p text:style-name="P10"><text:span text:style-name="T4">Licence: </text:span><text:span text:style-name="T7">Open license under which the software is licensed here</text:span></text:p>
      <text:p text:style-name="P10"><text:span text:style-name="T4">Date published: </text:span><text:span text:style-name="T7">dd/mm/yy</text:span></text:p>
      <text:p text:style-name="P6"/>
      <text:p text:style-name="P5">Language</text:p>
      <text:p text:style-name="P25">Language of repository, software and supporting files</text:p>
      <text:p text:style-name="P3"><text:soft-page-break/>(3) Reuse potential </text:p>
      <text:p text:style-name="P25">Please describe in as much detail as possible the ways in which the software could be reused by other researchers both within and outside of your field. </text:p>
      <text:p text:style-name="P6"/>
      <text:p text:style-name="P3">Acknowledgements</text:p>
      <text:p text:style-name="P24">Please add any relevant acknowledgements to anyone else who supported the project in which the software was created, but did not work directly on the software itself.</text:p>
      <text:p text:style-name="P6"/>
      <text:p text:style-name="P3">Funding statement </text:p>
      <text:p text:style-name="P24">If the softwareresulted from funded research please give the funder and grant number.</text:p>
      <text:p text:style-name="P6"/>
      <text:p text:style-name="P3">References </text:p>
      <text:p text:style-name="P24">Please enter references in the Harvard style and include a DOI where available, citing them in the text with a number in square brackets, e.g.</text:p>
      <text:p text:style-name="P11"/>
      <text:p text:style-name="P12"><text:span text:style-name="T6">[1] <text:tab/>Piwowar, H A 2011 Who Shares? Who Doesn't? Factors Associated with Openly Archiving Raw Research Data. </text:span><text:span text:style-name="T9">PLoS ONE</text:span><text:span text:style-name="T6"> 6(7): e18657. DOI: </text:span><text:span text:style-name="mini"><text:span text:style-name="T13">http://dx.doi.org/</text:span></text:span><text:span text:style-name="T6">10.1371/journal.pone.0018657.</text:span></text:p>
      <text:p text:style-name="P4"/>
      <text:p text:style-name="P4"/>
      <text:p text:style-name="P7"/>
      <text:p text:style-name="P2"/>
      <text:p text:style-name="P2">Copyright Notice</text:p>
      <text:p text:style-name="P1">Authors who publish with this journal agree to the following terms:</text:p>
      <text:p text:style-name="P1"/>
      <text:p text:style-name="Standard"><text:span text:style-name="T1">Authors retain copyright and grant the journal right of first publication with the work simultaneously licensed under a </text:span><text:a xlink:type="simple" xlink:href="http://creativecommons.org/licenses/by/3.0/"><text:span text:style-name="T1">Creative Commons Attribution License</text:span></text:a><text:span text:style-name="T1"> that allows others to share the work with an acknowledgement of the work's authorship and initial publication in this journal.</text:span></text:p>
      <text:p text:style-name="P1"/>
      <text:p text:style-name="P1">Authors are able to enter into separate, additional contractual arrangements for the non-exclusive distribution of the journal's published version of the work (e.g., post it to an institutional repository or publish it in a book), with an acknowledgement of its initial publication in this journal.</text:p>
      <text:p text:style-name="P1"/>
      <text:p text:style-name="P1">By submitting this paper you agree to the terms of this Copyright Notice, which will apply to this submission if and when it is published by this jour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GB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49cm" fo:margin-bottom="0.049cm"/>
      <style:text-properties style:font-name="Times" fo:font-size="13.5pt" fo:font-weight="bold" style:font-size-asian="13.5pt" style:font-weight-asian="bold" style:font-size-complex="13.5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UP_20_Section_20_Heading" style:display-name="UP Section Heading" style:family="paragraph" style:parent-style-name="Standard" style:default-outline-level="">
      <style:text-properties style:font-name="Arial1" fo:font-size="13pt" fo:font-weight="bold" style:font-size-asian="13pt" style:font-weight-asian="bold"/>
    </style:style>
    <style:style style:name="UP_20_Paper_20_Title" style:display-name="UP Paper Title" style:family="paragraph" style:parent-style-name="Standard" style:default-outline-level="">
      <style:text-properties style:font-name="Arial1" fo:font-size="14pt" fo:font-weight="bold" style:font-size-asian="14pt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" fo:font-size="13.5pt" fo:language="en" fo:country="GB" fo:font-weight="bold" style:font-size-asian="13.5pt" style:language-asian="en" style:country-asian="US" style:font-weight-asian="bold" style:font-size-complex="13.5pt" style:font-weight-complex="bold"/>
    </style:style>
    <style:style style:name="mw-headline" style:family="text" style:parent-style-name="Default_20_Paragraph_20_Font"/>
    <style:style style:name="editsectio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language-asian="en" style:country-asian="US" style:font-size-complex="12pt"/>
    </style:style>
    <style:style style:name="Footer_20_Char" style:display-name="Footer Char" style:family="text" style:parent-style-name="Default_20_Paragraph_20_Font">
      <style:text-properties fo:font-size="12pt" fo:language="en" fo:country="GB" style:font-size-asian="12pt" style:language-asian="en" style:country-asian="US" style:font-size-complex="12pt"/>
    </style:style>
    <style:style style:name="mini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a6a6a6" style:font-name="Calibri"/>
    </style:style>
    <style:page-layout style:name="Mpm1">
      <style:page-layout-properties fo:page-width="20.989cm" fo:page-height="29.7cm" style:num-format="1" style:print-orientation="portrait" fo:margin-top="1.251cm" fo:margin-bottom="4.001cm" fo:margin-left="3.17cm" fo:margin-right="3.17cm" style:writing-mode="lr-tb" style:layout-grid-color="#c0c0c0" style:layout-grid-lines="2444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P JORS software paper template version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H</meta:initial-creator>
    <dc:creator>Brian Hole</dc:creator>
    <meta:editing-cycles>15</meta:editing-cycles>
    <meta:creation-date>2012-03-21T18:11:00</meta:creation-date>
    <dc:date>2012-04-11T12:32:51</dc:date>
    <meta:editing-duration>PT1M6S</meta:editing-duration>
    <meta:generator>OpenOffice.org/3.3$Unix OpenOffice.org_project/330m20$Build-9567</meta:generator>
    <meta:document-statistic meta:table-count="0" meta:image-count="0" meta:object-count="0" meta:page-count="3" meta:paragraph-count="67" meta:word-count="674" meta:character-count="44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